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6">
            <text:p>14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9">
            <text:p>4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33">
            <text:p>13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24">
            <text:p>2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93">
            <text:p>3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virginia-coll" style:display-name="PageStyle_arrests-on-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